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line-height="150%"/>
      <style:text-properties style:font-name="Trebuchet MS" fo:font-size="14pt" style:font-size-asian="14pt" style:font-size-complex="14pt"/>
    </style:style>
    <style:style style:name="P3" style:family="paragraph" style:parent-style-name="Standard">
      <style:paragraph-properties fo:line-height="150%" fo:text-align="center" style:justify-single-word="false"/>
      <style:text-properties style:font-name="Trebuchet MS" fo:font-size="20pt" style:font-size-asian="20pt" style:font-size-complex="20pt"/>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italic" officeooo:rsid="001508d5" officeooo:paragraph-rsid="001508d5" style:font-style-asian="italic" style:font-style-complex="italic"/>
    </style:style>
    <style:style style:name="P6" style:family="paragraph" style:parent-style-name="Standard">
      <style:text-properties officeooo:rsid="001508d5" officeooo:paragraph-rsid="001508d5"/>
    </style:style>
    <style:style style:name="P7" style:family="paragraph" style:parent-style-name="Standard">
      <style:paragraph-properties fo:text-align="start" style:justify-single-word="false"/>
      <style:text-properties fo:font-style="normal" officeooo:rsid="001508d5" officeooo:paragraph-rsid="001508d5" style:font-style-asian="normal" style:font-style-complex="normal"/>
    </style:style>
    <style:style style:name="P8" style:family="paragraph" style:parent-style-name="Standard">
      <style:paragraph-properties fo:text-align="start" style:justify-single-word="false"/>
      <style:text-properties fo:font-style="normal" fo:font-weight="bold" officeooo:rsid="001508d5" officeooo:paragraph-rsid="001508d5"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normal" officeooo:rsid="001508d5" officeooo:paragraph-rsid="001508d5" style:font-style-asian="normal" style:font-weight-asian="normal" style:font-style-complex="normal" style:font-weight-complex="normal"/>
    </style:style>
    <style:style style:name="T1" style:family="text">
      <style:text-properties officeooo:rsid="001686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report <text:span text:style-name="T1">(part 2)</text:span></text:p>
      <text:p text:style-name="P1">Kim Lan Phan Hoang, Tim Nguyen, Lucie Perrotta<text:tab/> </text:p>
      <text:p text:style-name="P1"/>
      <text:p text:style-name="P1"/>
      <text:p text:style-name="P5">Required </text:p>
      <text:p text:style-name="P8">Water reflections</text:p>
      <text:p text:style-name="P9">We create a new framebuffer to contain the reflection image, which contain the grid (cut until a water level) and the sky drawn using both inverted camera position and lookup. Once done it can be mapped an a plate grid. The opacity of the obtained water is a little reduce so that it is possible to see the root of the mountains through it.</text:p>
      <text:p text:style-name="P8"/>
      <text:p text:style-name="P5">Optional</text:p>
      <text:p text:style-name="P8">Keyboards controls</text:p>
      <text:p text:style-name="P7">To complete the trackball, keyboard controls had been implemented. Directionnal keys are moving the camera position (and the camera lookup) to be able to move around the mountains. AWSD keys are moving the lookup of the camera so that we can change the view. XY add the possibility to zoom in and out (to see the mountains closer).</text:p>
      <text:p text:style-name="P8"/>
      <text:p text:style-name="P8"/>
      <text:p text:style-name="P9"/>
      <text:p text:style-name="Standard"/>
      <text:p text:style-name="P2">Implementation</text:p>
      <text:p text:style-name="P6">Keyboard controls - Kim</text:p>
      <text:p text:style-name="P6">Texture - Tim</text:p>
      <text:p text:style-name="P6">Water reflection - Kim</text:p>
      <text:p text:style-name="P6">Amelioration of the perlin noise – Lucie</text:p>
      <text:p text:style-name="P6">Trackball - Lucie</text:p>
      <text:p text:style-name="P6">Skybox - Lucie</text:p>
      <text:p text:style-name="Standard"/>
      <text:p text:style-name="P2">Fraction of the workload of each group member</text:p>
      <text:p text:style-name="Standard">Kim : 33%</text:p>
      <text:p text:style-name="Standard">Lucie : 33%</text:p>
      <text:p text:style-name="Standard">Tim: 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Computer Graphic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00:45:47.95</meta:creation-date>
    <dc:date>2017-05-03T09:54:39.382000000</dc:date>
    <meta:editing-duration>PT29M12S</meta:editing-duration>
    <meta:editing-cycles>18</meta:editing-cycles>
    <meta:generator>LibreOffice/5.0.0.5$Windows_x86 LibreOffice_project/1b1a90865e348b492231e1c451437d7a15bb262b</meta:generator>
    <meta:document-statistic meta:table-count="0" meta:image-count="0" meta:object-count="0" meta:page-count="1" meta:paragraph-count="20" meta:word-count="184" meta:character-count="1043" meta:non-whitespace-character-count="875"/>
  </office:meta>
</office:document-meta>
</file>